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Eisenhowser Cadet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tewart, 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ube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cDona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Donald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obiu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ewart, M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tewart, J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tewart, M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tub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tube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alaus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Wyrick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Wyrick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Wyrick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tewart, M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tewart, M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alaus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anse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tewart, M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tewart, J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08:56.0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5S</meta:editing-duration>
    <meta:editing-cycles>12</meta:editing-cycles>
    <meta:generator>LibreOffice/5.1.5.2$Windows_x86 LibreOffice_project/7a864d8825610a8c07cfc3bc01dd4fce6a9447e5</meta:generator>
    <dc:date>2017-11-25T16:09:46.182000000</dc:date>
    <meta:document-statistic meta:table-count="3" meta:cell-count="233" meta:object-count="0"/>
    <meta:user-defined meta:name="Info 1"/>
    <meta:user-defined meta:name="Info 2"/>
    <meta:user-defined meta:name="Info 3"/>
    <meta:user-defined meta:name="Info 4"/>
  </office:meta>
</office:document-meta>
</file>